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5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at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20 x 4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Material Fram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30 x 15 9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Bol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Plate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Bol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Overall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en Dowel (19mm OD)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od (6.3mm OD)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 table:number-columns-spanned="5" table:number-rows-spanned="1">
            <text:p>TOTAL CALC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table:formula="of:=SUM([.C3];[.C15];[.C26];[.C3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table:formula="of:=SUM([.C4];[.C16];[.C2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00" calcext:value-type="float">
            <text:p>400</text:p>
          </table:table-cell>
          <table:table-cell table:formula="of:=SUM([.C28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0:30:17.2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4.2$Windows_X86_64 LibreOffice_project/bb3cfa12c7b1bf994ecc5649a80400d06cd71002</meta:generator>
    <dc:date>2025-01-26T15:33:49.521000000</dc:date>
    <meta:editing-duration>PT23M59S</meta:editing-duration>
    <meta:editing-cycles>3</meta:editing-cycles>
    <meta:document-statistic meta:table-count="1" meta:cell-count="141" meta:object-count="0"/>
  </office:meta>
</office:document-meta>
</file>